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9v2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4/06/2019</text:span></text:p>
          </table:table-cell>
        </table:table-row>
        <table:table-row>
          <table:table-cell table:style-name="TableCell1">
            <text:p text:style-name="P6"><text:span text:style-name="T2">Module Name: Curs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Pertenencia de estudiantes utilizando interfaz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Dentro de un curso, cada estudiante debe pertenecer a un equipo de trabajo. Se utiliza la interfaz de cursos proporcionada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un curso</text:p>
              </text:list-item>
              <text:list-item>
                <text:p text:style-name="P9">Existe un grupo</text:p>
              </text:list-item>
              <text:list-item>
                <text:p text:style-name="P9">Existe cuenta de profesor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ón de cursos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Hacer login con cuenta de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Se ve landing page de profesores.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Acceder a la sección de cursos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n los actuales cursos del sistema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Acceder a los datos de un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Se ven los datos del curso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Añadir un alumno mediante archivo csv, el cual no posea un grupo</text:p>
          </table:table-cell>
          <table:table-cell table:style-name="TableCell1">
            <text:p text:style-name="P13"/>
          </table:table-cell>
          <table:table-cell table:style-name="TableCell1">
            <text:p text:style-name="P13">El sistema no añade al alumno</text:p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5</text:p>
          </table:table-cell>
          <table:table-cell table:style-name="TableCell1">
            <text:p text:style-name="P13">Añadir un alumno mediante archivo csv, ek cual si posea un grupo entre <text:s/>los listados en el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El sistema añade al alumno</text:p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Dependencies: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